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437in"/>
    </style:style>
    <style:style style:name="co2" style:family="table-column">
      <style:table-column-properties fo:break-before="auto" style:column-width="1.5957in"/>
    </style:style>
    <style:style style:name="co3" style:family="table-column">
      <style:table-column-properties fo:break-before="auto" style:column-width="1.2835in"/>
    </style:style>
    <style:style style:name="co4" style:family="table-column">
      <style:table-column-properties fo:break-before="auto" style:column-width="0.2717in"/>
    </style:style>
    <style:style style:name="co5" style:family="table-column">
      <style:table-column-properties fo:break-before="auto" style:column-width="1.842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Status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10uF</text:p>
          </table:table-cell>
          <table:table-cell table:style-name="ce2" office:value-type="string">
            <text:p>080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string">
            <text:p>22uF 6.3V</text:p>
          </table:table-cell>
          <table:table-cell table:style-name="ce2" office:value-type="string">
            <text:p>120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string">
            <text:p>1uF 35V</text:p>
          </table:table-cell>
          <table:table-cell table:style-name="ce2" office:value-type="string">
            <text:p>080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string">
            <text:p>100uF 25V</text:p>
          </table:table-cell>
          <table:table-cell office:value-type="string">
            <text:p>PANASONIC_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string">
            <text:p>220nF</text:p>
          </table:table-cell>
          <table:table-cell table:style-name="ce2" office:value-type="string">
            <text:p>060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string">
            <text:p>100pF</text:p>
          </table:table-cell>
          <table:table-cell table:style-name="ce2" office:value-type="string">
            <text:p>060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string">
            <text:p>1uF</text:p>
          </table:table-cell>
          <table:table-cell table:style-name="ce2" office:value-type="string">
            <text:p>0603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string">
            <text:p>10nF</text:p>
          </table:table-cell>
          <table:table-cell table:style-name="ce2" office:value-type="string">
            <text:p>060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string">
            <text:p>470uF 25V</text:p>
          </table:table-cell>
          <table:table-cell office:value-type="string">
            <text:p>PANASONIC_G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string">
            <text:p>100nF</text:p>
          </table:table-cell>
          <table:table-cell table:style-name="ce2" office:value-type="string">
            <text:p>0603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 office:value-type="string">
            <text:p>BAS16H</text:p>
          </table:table-cell>
          <table:table-cell office:value-type="string">
            <text:p>SOD323-W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 office:value-type="string">
            <text:p>SMBJP6KE18A-TP</text:p>
          </table:table-cell>
          <table:table-cell office:value-type="string">
            <text:p>SMBJ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 office:value-type="string">
            <text:p>MBRX160-TP</text:p>
          </table:table-cell>
          <table:table-cell office:value-type="string">
            <text:p>SOD12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office:value-type="string">
            <text:p>SF-1206F100-2</text:p>
          </table:table-cell>
          <table:table-cell table:style-name="ce2" office:value-type="string">
            <text:p>120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GREEN_LED</text:p>
          </table:table-cell>
          <table:table-cell table:style-name="ce2" office:value-type="string">
            <text:p>060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SDR0403-270KL</text:p>
          </table:table-cell>
          <table:table-cell office:value-type="string">
            <text:p>SDR040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HZ0603B102R-10</text:p>
          </table:table-cell>
          <table:table-cell table:style-name="ce2" office:value-type="string">
            <text:p>0603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Q</text:p>
          </table:table-cell>
          <table:table-cell office:value-type="string">
            <text:p>FDV304P</text:p>
          </table:table-cell>
          <table:table-cell office:value-type="string">
            <text:p>SOT-2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Q</text:p>
          </table:table-cell>
          <table:table-cell office:value-type="string">
            <text:p>IRF8734TRPBF</text:p>
          </table:table-cell>
          <table:table-cell office:value-type="string">
            <text:p>SO8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Q</text:p>
          </table:table-cell>
          <table:table-cell office:value-type="string">
            <text:p>IRF9310TRPBF</text:p>
          </table:table-cell>
          <table:table-cell office:value-type="string">
            <text:p>SO8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52.3k</text:p>
          </table:table-cell>
          <table:table-cell table:style-name="ce2" office:value-type="string">
            <text:p>060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56k</text:p>
          </table:table-cell>
          <table:table-cell table:style-name="ce2" office:value-type="string">
            <text:p>060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68k</text:p>
          </table:table-cell>
          <table:table-cell table:style-name="ce2" office:value-type="string">
            <text:p>060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5.6k</text:p>
          </table:table-cell>
          <table:table-cell table:style-name="ce2" office:value-type="string">
            <text:p>060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100k</text:p>
          </table:table-cell>
          <table:table-cell table:style-name="ce2" office:value-type="string">
            <text:p>060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table:style-name="ce2" office:value-type="string">
            <text:p>27</text:p>
          </table:table-cell>
          <table:table-cell office:value-type="string">
            <text:p>RA_2_060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10.0K</text:p>
          </table:table-cell>
          <table:table-cell table:style-name="ce2" office:value-type="string">
            <text:p>060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10k</text:p>
          </table:table-cell>
          <table:table-cell table:style-name="ce2" office:value-type="string">
            <text:p>060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330k</text:p>
          </table:table-cell>
          <table:table-cell table:style-name="ce2" office:value-type="string">
            <text:p>060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1.5k</text:p>
          </table:table-cell>
          <table:table-cell table:style-name="ce2" office:value-type="string">
            <text:p>0603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060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table:style-name="ce2" office:value-type="string">
            <text:p>220</text:p>
          </table:table-cell>
          <table:table-cell office:value-type="string">
            <text:p>RA_4_1206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table:style-name="ce2" office:value-type="string">
            <text:p>220</text:p>
          </table:table-cell>
          <table:table-cell office:value-type="string">
            <text:p>RA_2_0606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0603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10.0k</text:p>
          </table:table-cell>
          <table:table-cell table:style-name="ce2" office:value-type="string">
            <text:p>0603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U</text:p>
          </table:table-cell>
          <table:table-cell office:value-type="string">
            <text:p>LM2734</text:p>
          </table:table-cell>
          <table:table-cell office:value-type="string">
            <text:p>SOT23-6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U</text:p>
          </table:table-cell>
          <table:table-cell table:number-columns-repeated="2" office:value-type="string">
            <text:p>0896BM15A000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U</text:p>
          </table:table-cell>
          <table:table-cell office:value-type="string">
            <text:p>MCP1824T-1202E/OT</text:p>
          </table:table-cell>
          <table:table-cell office:value-type="string">
            <text:p>SOT23-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U</text:p>
          </table:table-cell>
          <table:table-cell table:number-columns-repeated="2" office:value-type="string">
            <text:p>IMU30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U</text:p>
          </table:table-cell>
          <table:table-cell office:value-type="string">
            <text:p>AT91SAM7S256</text:p>
          </table:table-cell>
          <table:table-cell office:value-type="string">
            <text:p>SQFP-S-10X10-6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U</text:p>
          </table:table-cell>
          <table:table-cell office:value-type="string">
            <text:p>MCP1824T-2502E/OT</text:p>
          </table:table-cell>
          <table:table-cell office:value-type="string">
            <text:p>SOT23-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U</text:p>
          </table:table-cell>
          <table:table-cell office:value-type="string">
            <text:p>M25P10</text:p>
          </table:table-cell>
          <table:table-cell office:value-type="string">
            <text:p>SO0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U</text:p>
          </table:table-cell>
          <table:table-cell office:value-type="string">
            <text:p>XC3S100E</text:p>
          </table:table-cell>
          <table:table-cell office:value-type="string">
            <text:p>TQFP14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U</text:p>
          </table:table-cell>
          <table:table-cell office:value-type="string">
            <text:p>CC1101</text:p>
          </table:table-cell>
          <table:table-cell office:value-type="string">
            <text:p>QLP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U</text:p>
          </table:table-cell>
          <table:table-cell office:value-type="string">
            <text:p>KXTF9-2050</text:p>
          </table:table-cell>
          <table:table-cell office:value-type="string">
            <text:p>KXTF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U</text:p>
          </table:table-cell>
          <table:table-cell office:value-type="string">
            <text:p>MCP1824ST-3302E/DB</text:p>
          </table:table-cell>
          <table:table-cell office:value-type="string">
            <text:p>SOT22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U</text:p>
          </table:table-cell>
          <table:table-cell office:value-type="string">
            <text:p>TC4428</text:p>
          </table:table-cell>
          <table:table-cell office:value-type="string">
            <text:p>SO08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18.432MHz</text:p>
          </table:table-cell>
          <table:table-cell office:value-type="string">
            <text:p>XTAL_LCC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644-1055-1-ND</text:p>
          </table:table-cell>
          <table:table-cell office:value-type="string">
            <text:p>XTAL-3.2X2.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60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table:number-columns-repeated="2" office:value-type="string">
            <text:p>PS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string">
            <text:p>500R07S1R8BV4T</text:p>
          </table:table-cell>
          <table:table-cell table:style-name="ce2" office:value-type="string">
            <text:p>040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string">
            <text:p>33pF</text:p>
          </table:table-cell>
          <table:table-cell table:style-name="ce2" office:value-type="string">
            <text:p>060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string">
            <text:p>1nF</text:p>
          </table:table-cell>
          <table:table-cell table:style-name="ce2" office:value-type="string">
            <text:p>060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string">
            <text:p>2.2nF</text:p>
          </table:table-cell>
          <table:table-cell table:style-name="ce2" office:value-type="string">
            <text:p>060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string">
            <text:p>27pF</text:p>
          </table:table-cell>
          <table:table-cell table:style-name="ce2" office:value-type="string">
            <text:p>060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 office:value-type="string">
            <text:p>564-0100-132F</text:p>
          </table:table-cell>
          <table:table-cell office:value-type="string">
            <text:p>DIALIGHT-56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office:value-type="string">
            <text:p>2x BK6011</text:p>
          </table:table-cell>
          <table:table-cell office:value-type="string">
            <text:p>FUSE_MINI_ATC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</text:p>
          </table:table-cell>
          <table:table-cell office:value-type="string">
            <text:p>2MM-4V</text:p>
          </table:table-cell>
          <table:table-cell office:value-type="string">
            <text:p>2MM-4-V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</text:p>
          </table:table-cell>
          <table:table-cell table:style-name="ce2" office:value-type="string">
            <text:p>528520870</text:p>
          </table:table-cell>
          <table:table-cell table:style-name="ce2" office:value-type="string">
            <text:p>52852087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</text:p>
          </table:table-cell>
          <table:table-cell office:value-type="string">
            <text:p>2MM-2H</text:p>
          </table:table-cell>
          <table:table-cell office:value-type="string">
            <text:p>2MM-2-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</text:p>
          </table:table-cell>
          <table:table-cell office:value-type="string">
            <text:p>MINI-USB</text:p>
          </table:table-cell>
          <table:table-cell office:value-type="string">
            <text:p>UX60A-MB-5S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</text:p>
          </table:table-cell>
          <table:table-cell table:number-columns-repeated="2" office:value-type="string">
            <text:p>MMCX_R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</text:p>
          </table:table-cell>
          <table:table-cell office:value-type="string">
            <text:p>2MM-8H</text:p>
          </table:table-cell>
          <table:table-cell office:value-type="string">
            <text:p>2MM-8-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</text:p>
          </table:table-cell>
          <table:table-cell office:value-type="string">
            <text:p>2MM-6H</text:p>
          </table:table-cell>
          <table:table-cell office:value-type="string">
            <text:p>2MM-6-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</text:p>
          </table:table-cell>
          <table:table-cell office:value-type="string">
            <text:p>2MM-3H</text:p>
          </table:table-cell>
          <table:table-cell office:value-type="string">
            <text:p>2MM-3-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</text:p>
          </table:table-cell>
          <table:table-cell office:value-type="string">
            <text:p>JST_VH_2</text:p>
          </table:table-cell>
          <table:table-cell office:value-type="string">
            <text:p>JST_VH_2_RA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J</text:p>
          </table:table-cell>
          <table:table-cell office:value-type="string">
            <text:p>2MM-4H</text:p>
          </table:table-cell>
          <table:table-cell office:value-type="string">
            <text:p>2MM-4-H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J</text:p>
          </table:table-cell>
          <table:table-cell office:value-type="string">
            <text:p>Molex 0522711179</text:p>
          </table:table-cell>
          <table:table-cell office:value-type="string">
            <text:p>FH_11_HO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L-07C5N6SV6T</text:p>
          </table:table-cell>
          <table:table-cell table:style-name="ce2" office:value-type="string">
            <text:p>040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150 1/8W</text:p>
          </table:table-cell>
          <table:table-cell table:style-name="ce2" office:value-type="string">
            <text:p>080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</text:p>
          </table:table-cell>
          <table:table-cell office:value-type="string">
            <text:p>94HBB16RAT</text:p>
          </table:table-cell>
          <table:table-cell office:value-type="string">
            <text:p>HEX-RA-2C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</text:p>
          </table:table-cell>
          <table:table-cell office:value-type="string">
            <text:p>SWS004</text:p>
          </table:table-cell>
          <table:table-cell office:value-type="string">
            <text:p>SMS-00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</text:p>
          </table:table-cell>
          <table:table-cell office:value-type="string">
            <text:p>M2022S2A2W30</text:p>
          </table:table-cell>
          <table:table-cell office:value-type="string">
            <text:p>M202X-3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</text:p>
          </table:table-cell>
          <table:table-cell office:value-type="string">
            <text:p>B3F-3120</text:p>
          </table:table-cell>
          <table:table-cell office:value-type="string">
            <text:p>B3F-31XX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</text:p>
          </table:table-cell>
          <table:table-cell table:number-columns-repeated="2" office:value-type="string">
            <text:p>KMR2</text:p>
          </table:table-cell>
          <table:table-cell office:value-type="float" office:value="1">
            <text:p>1</text:p>
          </table:table-cell>
          <table:table-cell/>
        </table:table-row>
      </table:table>
      <table:database-ranges>
        <table:database-range table:target-range-address="Sheet1.A1:Sheet1.E77">
          <table:sort>
            <table:sort-by table:field-number="4" table:data-type="automatic"/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9">06/19/2011</text:date>, <text:time>14:5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1-06-19T14:53:56</dc:date>
    <dc:creator>qx </dc:creator>
    <meta:editing-duration>PT35H46M11S</meta:editing-duration>
    <meta:editing-cycles>3</meta:editing-cycles>
    <meta:document-statistic meta:table-count="1" meta:cell-count="309" meta:object-count="0"/>
  </office:meta>
</office:document-meta>
</file>